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57cm" fo:min-width="3.404cm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1.4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1.4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6cm" fo:min-width="1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65cm" fo:min-width="2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0.9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946cm" fo:min-width="1.5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6" style:family="graphic" style:parent-style-name="objectwithoutfill">
      <style:graphic-properties draw:stroke="solid" draw:marker-end="Arrow" draw:marker-end-width="0.3cm" draw:fill="none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8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65cm" fo:min-width="3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0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651cm" fo:min-width="1.9cm"/>
    </style:style>
    <style:style style:name="gr21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162cm" fo:min-width="2.838cm"/>
    </style:style>
    <style:style style:name="gr22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.81cm" fo:min-width="3.378cm"/>
    </style:style>
    <style:style style:name="gr23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95cm" fo:min-width="3.9cm"/>
    </style:style>
    <style:style style:name="gr24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851cm" fo:min-width="1.834cm"/>
    </style:style>
    <style:style style:name="gr25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232cm" fo:min-width="2.928cm"/>
    </style:style>
    <style:style style:name="gr26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2.45cm" fo:min-width="3.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2cm" fo:min-width="0cm"/>
    </style:style>
    <style:style style:name="gr28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851cm" fo:min-width="1.8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9cm" fo:min-width="0cm"/>
    </style:style>
    <style:style style:name="gr30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374cm" fo:min-width="3.288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2cm" svg:height="1.3cm" svg:x="6.7cm" svg:y="4.5cm">
          <text:p text:style-name="P1"><text:span text:style-name="T1">Main menu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9cm" svg:y1="3.2cm" svg:x2="9.9cm" svg:y2="4.6cm">
          <text:p/>
        </draw:line>
        <draw:custom-shape draw:style-name="gr3" draw:text-style-name="P2" xml:id="id1" draw:id="id1" draw:layer="layout" svg:width="3.874cm" svg:height="3.5cm" svg:x="2cm" svg:y="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4.732cm" svg:height="2cm" svg:x="2.568cm" svg:y="8.3cm">
          <draw:text-box>
            <text:p>Add New Product</text:p>
          </draw:text-box>
        </draw:frame>
        <draw:custom-shape draw:style-name="gr5" draw:text-style-name="P2" xml:id="id10" draw:id="id10" draw:layer="layout" svg:width="3.9cm" svg:height="3.5cm" svg:x="8.4cm" svg:y="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3" draw:id="id13" draw:layer="layout" svg:width="4cm" svg:height="3.7cm" svg:x="14.9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5.9cm" svg:y1="9cm" svg:x2="8.4cm" svg:y2="9cm">
          <text:p/>
        </draw:line>
        <draw:frame draw:style-name="gr7" draw:layer="layout" svg:width="1.311cm" svg:height="1.262cm" svg:x="6.3cm" svg:y="8.1cm">
          <draw:text-box>
            <text:p>No</text:p>
          </draw:text-box>
        </draw:frame>
        <draw:frame draw:style-name="gr8" draw:layer="layout" svg:width="5cm" svg:height="1.762cm" svg:x="9cm" svg:y="8.238cm">
          <draw:text-box>
            <text:p>Delete a Product</text:p>
          </draw:text-box>
        </draw:frame>
        <draw:line draw:style-name="gr2" draw:text-style-name="P2" draw:layer="layout" svg:x1="12.4cm" svg:y1="9cm" svg:x2="14.9cm" svg:y2="9cm">
          <text:p/>
        </draw:line>
        <draw:frame draw:style-name="gr9" draw:layer="layout" svg:width="1.311cm" svg:height="0.962cm" svg:x="12.9cm" svg:y="8.2cm">
          <draw:text-box>
            <text:p>No</text:p>
          </draw:text-box>
        </draw:frame>
        <draw:frame draw:style-name="gr10" draw:layer="layout" svg:width="4.2cm" svg:height="2.2cm" svg:x="15.489cm" svg:y="8.163cm">
          <draw:text-box>
            <text:p>View all Products</text:p>
          </draw:text-box>
        </draw:frame>
        <draw:custom-shape draw:style-name="gr11" draw:text-style-name="P2" xml:id="id4" draw:id="id4" draw:layer="layout" svg:width="3.4cm" svg:height="1.9cm" svg:x="5cm" svg:y="12cm">
          <text:p/>
          <draw:enhanced-geometry svg:viewBox="0 0 21600 21600" draw:type="rectangle" draw:enhanced-path="M 0 0 L 21600 0 21600 21600 0 21600 0 0 Z N"/>
        </draw:custom-shape>
        <draw:frame draw:style-name="gr12" draw:text-style-name="P3" xml:id="id2" draw:id="id2" draw:layer="layout" svg:width="4.224cm" svg:height="2.015cm" svg:x="5.076cm" svg:y="11.985cm">
          <draw:text-box>
            <text:p text:style-name="P3"><text:span text:style-name="T2">Validate product addition</text:span></text:p>
          </draw:text-box>
        </draw:frame>
        <draw:connector draw:style-name="gr2" draw:text-style-name="P2" draw:layer="layout" svg:x1="3.937cm" svg:y1="10.8cm" svg:x2="7.188cm" svg:y2="11.985cm" draw:start-shape="id1" draw:start-glue-point="6" draw:end-shape="id2" draw:end-glue-point="0" svg:d="M3937 10800v594h3251v591" svg:viewBox="0 0 3252 1186">
          <text:p/>
        </draw:connector>
        <draw:connector draw:style-name="gr2" draw:text-style-name="P2" draw:layer="layout" svg:x1="9.025cm" svg:y1="5.8cm" svg:x2="3.937cm" svg:y2="7.3cm" draw:start-shape="id3" draw:start-glue-point="7" draw:end-shape="id1" draw:end-glue-point="4" svg:d="M9025 5800v751h-5088v749" svg:viewBox="0 0 5089 1501">
          <text:p/>
        </draw:connector>
        <draw:custom-shape draw:style-name="gr13" draw:text-style-name="P2" xml:id="id5" draw:id="id5" draw:layer="layout" svg:width="2.9cm" svg:height="2.5cm" svg:x="3.4cm" svg:y="1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2.8cm" svg:height="2cm" svg:x="3.8cm" svg:y="15.3cm">
          <draw:text-box>
            <text:p text:style-name="P3"><text:span text:style-name="T2">Valid Addition</text:span></text:p>
          </draw:text-box>
        </draw:frame>
        <draw:connector draw:style-name="gr2" draw:text-style-name="P2" draw:layer="layout" svg:x1="6.7cm" svg:y1="13.9cm" svg:x2="4.85cm" svg:y2="14.9cm" draw:start-shape="id4" draw:start-glue-point="2" draw:end-shape="id5" draw:end-glue-point="4" svg:d="M6700 13900v500h-1850v500" svg:viewBox="0 0 1851 1001">
          <text:p/>
        </draw:connector>
        <draw:custom-shape draw:style-name="gr14" draw:text-style-name="P2" xml:id="id6" draw:id="id6" draw:layer="layout" svg:width="3.3cm" svg:height="1.9cm" svg:x="0.2cm" svg:y="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5" draw:layer="layout" svg:width="2.9cm" svg:height="1.673cm" svg:x="0.713cm" svg:y="12.165cm">
          <draw:text-box>
            <text:p>Enter Details</text:p>
          </draw:text-box>
        </draw:frame>
        <draw:connector draw:style-name="gr16" draw:text-style-name="P2" draw:layer="layout" svg:x1="3.4cm" svg:y1="16.15cm" svg:x2="1.437cm" svg:y2="13.9cm" draw:start-shape="id5" draw:start-glue-point="5" draw:end-shape="id6" draw:end-glue-point="7" svg:d="M3400 16150h-1963v-2250" svg:viewBox="0 0 1964 2251">
          <text:p/>
        </draw:connector>
        <draw:connector draw:style-name="gr16" draw:text-style-name="P2" draw:layer="layout" svg:x1="3.088cm" svg:y1="12.95cm" svg:x2="5cm" svg:y2="12.95cm" draw:start-shape="id6" draw:start-glue-point="6" draw:end-shape="id4" draw:end-glue-point="3" svg:d="M3088 12950h1912" svg:viewBox="0 0 1913 1">
          <text:p/>
        </draw:connector>
        <draw:frame draw:style-name="gr17" draw:layer="layout" svg:width="1.311cm" svg:height="1.062cm" svg:x="1.889cm" svg:y="15.2cm">
          <draw:text-box>
            <text:p>No</text:p>
          </draw:text-box>
        </draw:frame>
        <draw:custom-shape draw:style-name="gr18" draw:text-style-name="P2" xml:id="id7" draw:id="id7" draw:layer="layout" svg:width="4.2cm" svg:height="1.9cm" svg:x="2.7cm" svg:y="18.8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4.734cm" svg:height="1.673cm" svg:x="3.4cm" svg:y="19cm">
          <draw:text-box>
            <text:p>Add New Product</text:p>
          </draw:text-box>
        </draw:frame>
        <draw:connector draw:style-name="gr16" draw:text-style-name="P2" draw:layer="layout" svg:x1="4.85cm" svg:y1="17.4cm" svg:x2="4.8cm" svg:y2="18.8cm" draw:start-shape="id5" draw:start-glue-point="6" draw:end-shape="id7" draw:end-glue-point="0" svg:d="M4850 17400v701h-50v699" svg:viewBox="0 0 51 1401">
          <text:p/>
        </draw:connector>
        <draw:custom-shape draw:style-name="gr20" draw:text-style-name="P2" draw:layer="layout" svg:width="3.6cm" svg:height="1.9cm" svg:x="6.6cm" svg:y="16.3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9" draw:text-style-name="P3" xml:id="id8" draw:id="id8" draw:layer="layout" svg:width="3.5cm" svg:height="2.015cm" svg:x="6.8cm" svg:y="16.2cm">
          <draw:text-box>
            <text:p text:style-name="P3"><text:span text:style-name="T2">Product Details Database</text:span></text:p>
          </draw:text-box>
        </draw:frame>
        <draw:connector draw:style-name="gr16" draw:text-style-name="P2" draw:layer="layout" svg:x1="6.9cm" svg:y1="19.75cm" svg:x2="8.55cm" svg:y2="18.215cm" draw:start-shape="id7" draw:start-glue-point="1" draw:end-shape="id8" draw:end-glue-point="2" svg:d="M6900 19750h1650v-1535" svg:viewBox="0 0 1651 1536">
          <text:p/>
        </draw:connector>
        <draw:custom-shape draw:style-name="gr21" draw:text-style-name="P2" xml:id="id9" draw:id="id9" draw:layer="layout" svg:width="3.7cm" svg:height="2cm" svg:x="3cm" svg:y="22.4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2" draw:layer="layout" svg:x1="4.8cm" svg:y1="20.7cm" svg:x2="4.85cm" svg:y2="22.4cm" draw:start-shape="id7" draw:start-glue-point="2" draw:end-shape="id9" draw:end-glue-point="4" svg:d="M4800 20700v850h50v850" svg:viewBox="0 0 51 1701">
          <text:p/>
        </draw:connector>
        <draw:custom-shape draw:style-name="gr22" draw:text-style-name="P2" draw:layer="layout" svg:width="4.3cm" svg:height="1.5cm" svg:x="7.8cm" svg:y="1.8cm">
          <text:p text:style-name="P2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2" xml:id="id11" draw:id="id11" draw:layer="layout" svg:width="4.4cm" svg:height="2.2cm" svg:x="9cm" svg:y="12.5cm">
          <text:p text:style-name="P2">Delete product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0.35cm" svg:y1="10.8cm" svg:x2="11.2cm" svg:y2="12.5cm" draw:start-shape="id10" draw:start-glue-point="6" draw:end-shape="id11" draw:end-glue-point="0" svg:d="M10350 10800v851h850v849" svg:viewBox="0 0 851 1701">
          <text:p/>
        </draw:connector>
        <draw:custom-shape draw:style-name="gr24" draw:text-style-name="P2" xml:id="id12" draw:id="id12" draw:layer="layout" svg:width="3.5cm" svg:height="2.1cm" svg:x="13cm" svg:y="14.9cm">
          <text:p text:style-name="P2"><text:span text:style-name="T2"/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12" draw:text-style-name="P3" draw:layer="layout" svg:width="3.6cm" svg:height="2.015cm" svg:x="13.3cm" svg:y="14.985cm">
          <draw:text-box>
            <text:p text:style-name="P3"><text:span text:style-name="T2">Product Details Database</text:span></text:p>
          </draw:text-box>
        </draw:frame>
        <draw:connector draw:style-name="gr16" draw:text-style-name="P2" draw:layer="layout" svg:x1="13.4cm" svg:y1="13.6cm" svg:x2="14.75cm" svg:y2="14.9cm" draw:start-shape="id11" draw:start-glue-point="1" draw:end-shape="id12" draw:end-glue-point="4" svg:d="M13400 13600h1350v1300" svg:viewBox="0 0 1351 1301">
          <text:p/>
        </draw:connector>
        <draw:connector draw:style-name="gr16" draw:text-style-name="P2" draw:layer="layout" svg:x1="11.2cm" svg:y1="14.7cm" svg:x2="11.189cm" svg:y2="22.603cm" draw:start-shape="id11" draw:start-glue-point="2" svg:d="M11200 14700v4202h-11v3701" svg:viewBox="0 0 12 7904">
          <text:p/>
        </draw:connector>
        <draw:custom-shape draw:style-name="gr25" draw:text-style-name="P2" draw:layer="layout" svg:width="3.8cm" svg:height="2.1cm" svg:x="9.4cm" svg:y="22.6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2" xml:id="id14" draw:id="id14" draw:layer="layout" svg:width="4.3cm" svg:height="2.7cm" svg:x="15.2cm" svg:y="11.7cm">
          <text:p/>
          <draw:enhanced-geometry svg:viewBox="0 0 21600 21600" draw:type="rectangle" draw:enhanced-path="M 0 0 L 21600 0 21600 21600 0 21600 0 0 Z N"/>
        </draw:custom-shape>
        <draw:frame draw:style-name="gr27" xml:id="id15" draw:id="id15" draw:layer="layout" svg:width="3.965cm" svg:height="2.262cm" svg:x="15.435cm" svg:y="12.138cm">
          <draw:text-box>
            <text:p>Display all Products</text:p>
          </draw:text-box>
        </draw:frame>
        <draw:connector draw:style-name="gr16" draw:text-style-name="P2" draw:layer="layout" svg:x1="16.9cm" svg:y1="10.9cm" svg:x2="17.35cm" svg:y2="11.7cm" draw:start-shape="id13" draw:start-glue-point="6" draw:end-shape="id14" draw:end-glue-point="0" svg:d="M16900 10900v401h450v399" svg:viewBox="0 0 451 801">
          <text:p/>
        </draw:connector>
        <draw:custom-shape draw:style-name="gr28" draw:text-style-name="P2" draw:layer="layout" svg:width="3.5cm" svg:height="2.1cm" svg:x="17.5cm" svg:y="19.1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29" draw:text-style-name="P3" xml:id="id16" draw:id="id16" draw:layer="layout" svg:width="3.5cm" svg:height="2.015cm" svg:x="17.7cm" svg:y="19.085cm">
          <draw:text-box>
            <text:p text:style-name="P3"><text:span text:style-name="T2">Product Details Database</text:span></text:p>
          </draw:text-box>
        </draw:frame>
        <draw:connector draw:style-name="gr16" draw:text-style-name="P2" draw:layer="layout" svg:x1="19.4cm" svg:y1="13.269cm" svg:x2="19.45cm" svg:y2="19.085cm" draw:start-shape="id15" draw:start-glue-point="1" draw:end-shape="id16" draw:end-glue-point="0" svg:d="M19400 13269h500v3474h-450v2342" svg:viewBox="0 0 501 5817">
          <text:p/>
        </draw:connector>
        <draw:custom-shape draw:style-name="gr30" draw:text-style-name="P2" xml:id="id17" draw:id="id17" draw:layer="layout" svg:width="4.2cm" svg:height="2.3cm" svg:x="14.5cm" svg:y="22.6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2" draw:layer="layout" svg:x1="17.417cm" svg:y1="14.4cm" svg:x2="16.6cm" svg:y2="22.6cm" draw:start-shape="id15" draw:end-shape="id17" svg:d="M17417 14400v4100h-817v4100" svg:viewBox="0 0 818 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0:00:17.082000000</meta:creation-date>
    <dc:date>2015-11-24T11:10:34.326000000</dc:date>
    <meta:editing-duration>PT24M46S</meta:editing-duration>
    <meta:editing-cycles>2</meta:editing-cycles>
    <meta:generator>LibreOffice/4.3.7.2$Windows_x86 LibreOffice_project/8a35821d8636a03b8bf4e15b48f59794652c68ba</meta:generator>
    <meta:document-statistic meta:object-count="48"/>
  </office:meta>
</office:document-meta>
</file>